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svg:stroke-width="0.051cm" draw:marker-start-width="0.276cm" draw:marker-end="Symmetric_20_Arrow" draw:marker-end-width="0.376cm" draw:fill="none" draw:fill-color="#33cc66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32cm"/>
    </style:style>
    <style:style style:name="gr6" style:family="graphic" style:parent-style-name="standard">
      <style:graphic-properties draw:stroke="none" svg:stroke-color="#000000" draw:fill="none" draw:fill-color="#ffffff" fo:min-height="0.233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265cm"/>
    </style:style>
    <style:style style:name="gr9" style:family="graphic" style:parent-style-name="objectwithoutfill">
      <style:graphic-properties svg:stroke-width="0.051cm" draw:marker-start-width="0.276cm" draw:marker-end="Symmetric_20_Arrow" draw:marker-end-width="0.376cm" draw:fill="none" draw:fill-color="#33cc6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000080" draw:marker-end="Symmetric_20_Arrow" draw:marker-end-width="0.3cm" draw:fill="none" draw:fill-color="#33cc66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24cm"/>
    </style:style>
    <style:style style:name="gr12" style:family="graphic" style:parent-style-name="standard">
      <style:graphic-properties draw:stroke="none" svg:stroke-color="#000000" draw:fill="none" draw:fill-color="#ffffff" fo:min-height="0.516cm"/>
    </style:style>
    <style:style style:name="gr13" style:family="graphic" style:parent-style-name="standard">
      <style:graphic-properties draw:stroke="none" svg:stroke-color="#000000" draw:fill="none" draw:fill-color="#ffffff" fo:min-height="0.33cm"/>
    </style:style>
    <style:style style:name="gr14" style:family="graphic" style:parent-style-name="standard">
      <style:graphic-properties draw:stroke="none" svg:stroke-color="#000000" draw:fill="none" draw:fill-color="#ffffff" fo:min-height="0.198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svg:stroke-color="#000000" draw:fill="none" draw:fill-color="#ffffff" fo:min-height="0.109cm"/>
    </style:style>
    <style:style style:name="gr17" style:family="graphic" style:parent-style-name="objectwithoutfill">
      <style:graphic-properties svg:stroke-color="#000080" draw:marker-start="Symmetric_20_Arrow" draw:marker-start-width="0.3cm" draw:marker-end="Symmetric_20_Arrow" draw:marker-end-width="0.3cm" draw:fill="none" draw:fill-color="#33cc66" draw:textarea-vertical-align="middle"/>
    </style:style>
    <style:style style:name="gr18" style:family="graphic" style:parent-style-name="objectwithoutfill">
      <style:graphic-properties svg:stroke-color="#000080" draw:fill="none" draw:fill-color="#33cc66" draw:textarea-vertical-align="middle"/>
    </style:style>
    <style:style style:name="gr19" style:family="graphic" style:parent-style-name="standard">
      <style:graphic-properties draw:stroke="none" svg:stroke-color="#000080" draw:fill="none" draw:fill-color="#ffffff" fo:min-height="0.42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62cm" svg:height="1.234cm" svg:x="1.77cm" svg:y="6.36cm">
          <draw:glue-point draw:id="4" svg:x="5.002cm" svg:y="-2.398cm"/>
          <draw:glue-point draw:id="5" svg:x="5.002cm" svg:y="2.6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613cm" svg:height="1.367cm" svg:x="7.086cm" svg:y="8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45cm" svg:height="1.671cm" svg:x="2.222cm" svg:y="8.401cm">
          <draw:glue-point draw:id="4" svg:x="5.004cm" svg:y="2.776cm"/>
          <draw:glue-point draw:id="5" svg:x="5.004cm" svg:y="-0.64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362cm" svg:height="1.234cm" svg:x="6.706cm" svg:y="6.409cm">
          <draw:glue-point draw:id="4" svg:x="-5.002cm" svg:y="3.014cm"/>
          <draw:glue-point draw:id="5" svg:x="-5.002cm" svg:y="-2.73cm"/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432cm" svg:y1="5.518cm" svg:x2="3.422cm" svg:y2="6.329cm">
          <text:p/>
        </draw:line>
        <draw:frame draw:style-name="gr5" draw:text-style-name="P2" draw:layer="layout" svg:width="1.091cm" svg:height="0.569cm" svg:x="1.663cm" svg:y="6.342cm">
          <draw:text-box>
            <text:p><text:span text:style-name="T1">LSR</text:span></text:p>
          </draw:text-box>
        </draw:frame>
        <draw:frame draw:style-name="gr6" draw:text-style-name="P2" draw:layer="layout" svg:width="1.4cm" svg:height="0.569cm" svg:x="7.663cm" svg:y="8.547cm">
          <draw:text-box>
            <text:p><text:span text:style-name="T1">COMP</text:span></text:p>
          </draw:text-box>
        </draw:frame>
        <draw:frame draw:style-name="gr7" draw:text-style-name="P2" draw:layer="layout" svg:width="1.372cm" svg:height="0.569cm" svg:x="2.463cm" svg:y="8.583cm">
          <draw:text-box>
            <text:p><text:span text:style-name="T1">ACC</text:span></text:p>
          </draw:text-box>
        </draw:frame>
        <draw:line draw:style-name="gr4" draw:text-style-name="P1" draw:layer="layout" svg:x1="8.349cm" svg:y1="5.547cm" svg:x2="8.339cm" svg:y2="6.358cm">
          <text:p/>
        </draw:line>
        <draw:frame draw:style-name="gr8" draw:text-style-name="P2" draw:layer="layout" svg:width="1.204cm" svg:height="0.569cm" svg:x="9.154cm" svg:y="6.314cm">
          <draw:text-box>
            <text:p><text:span text:style-name="T1">RSR</text:span></text:p>
          </draw:text-box>
        </draw:frame>
        <draw:connector draw:style-name="gr9" draw:text-style-name="P1" draw:layer="layout" svg:x1="3.451cm" svg:y1="7.594cm" svg:x2="3.447cm" svg:y2="8.401cm" draw:start-shape="id1" draw:start-glue-point="2" draw:end-shape="id2" draw:end-glue-point="0" svg:d="m3451 7594v403h-4v404">
          <text:p/>
        </draw:connector>
        <draw:connector draw:style-name="gr9" draw:text-style-name="P1" draw:layer="layout" svg:x1="3.447cm" svg:y1="10.072cm" svg:x2="3.462cm" svg:y2="11.179cm" draw:start-shape="id2" draw:start-glue-point="2" svg:d="m3447 10072v804h15v303">
          <text:p/>
        </draw:connector>
        <draw:connector draw:style-name="gr9" draw:text-style-name="P1" draw:layer="layout" svg:x1="8.387cm" svg:y1="7.643cm" svg:x2="8.392cm" svg:y2="8.393cm" draw:start-shape="id3" draw:start-glue-point="2" draw:end-shape="id4" draw:end-glue-point="0" svg:d="m8387 7643v375h5v375">
          <text:p/>
        </draw:connector>
        <draw:connector draw:style-name="gr10" draw:text-style-name="P1" draw:layer="layout" svg:x1="8.392cm" svg:y1="9.76cm" svg:x2="8.4cm" svg:y2="10.595cm" draw:start-shape="id4" draw:start-glue-point="2" svg:d="m8392 9760v668h8v167">
          <text:p/>
        </draw:connector>
        <draw:frame draw:style-name="gr11" draw:text-style-name="P3" draw:layer="layout" svg:width="1.275cm" svg:height="0.725cm" svg:x="2.932cm" svg:y="4.804cm">
          <draw:text-box>
            <text:p><text:span text:style-name="T2">MD</text:span></text:p>
          </draw:text-box>
        </draw:frame>
        <draw:frame draw:style-name="gr12" draw:text-style-name="P4" draw:layer="layout" svg:width="1.275cm" svg:height="0.766cm" svg:x="7.828cm" svg:y="4.863cm">
          <draw:text-box>
            <text:p><text:span text:style-name="T3">MR</text:span></text:p>
          </draw:text-box>
        </draw:frame>
        <draw:frame draw:style-name="gr12" draw:text-style-name="P4" draw:layer="layout" svg:width="1.275cm" svg:height="0.766cm" svg:x="8.471cm" svg:y="7.684cm">
          <draw:text-box>
            <text:p><text:span text:style-name="T3">B</text:span></text:p>
          </draw:text-box>
        </draw:frame>
        <draw:frame draw:style-name="gr12" draw:text-style-name="P3" draw:layer="layout" svg:width="1.275cm" svg:height="0.766cm" svg:x="7.829cm" svg:y="4.863cm">
          <draw:text-box>
            <text:p><text:span text:style-name="T2">MR</text:span></text:p>
          </draw:text-box>
        </draw:frame>
        <draw:frame draw:style-name="gr12" draw:text-style-name="P4" draw:layer="layout" svg:width="1.275cm" svg:height="0.766cm" svg:x="3.616cm" svg:y="7.629cm">
          <draw:text-box>
            <text:p><text:span text:style-name="T3">A</text:span></text:p>
          </draw:text-box>
        </draw:frame>
        <draw:frame draw:style-name="gr12" draw:text-style-name="P4" draw:layer="layout" svg:width="1.275cm" svg:height="0.766cm" svg:x="3.575cm" svg:y="10.408cm">
          <draw:text-box>
            <text:p><text:span text:style-name="T3">PP</text:span></text:p>
          </draw:text-box>
        </draw:frame>
        <draw:frame draw:style-name="gr13" draw:text-style-name="P5" draw:layer="layout" svg:width="1.341cm" svg:height="0.58cm" svg:x="3.968cm" svg:y="6.407cm">
          <draw:text-box>
            <text:p><text:span text:style-name="T4">SHIFT</text:span></text:p>
          </draw:text-box>
        </draw:frame>
        <draw:frame draw:style-name="gr5" draw:text-style-name="P5" draw:layer="layout" svg:width="1.494cm" svg:height="0.569cm" svg:x="6.574cm" svg:y="6.375cm">
          <draw:text-box>
            <text:p><text:span text:style-name="T4">SHIFT</text:span></text:p>
          </draw:text-box>
        </draw:frame>
        <draw:frame draw:style-name="gr14" draw:text-style-name="P5" draw:layer="layout" svg:width="1.316cm" svg:height="0.569cm" svg:x="4.039cm" svg:y="6.936cm">
          <draw:text-box>
            <text:p><text:span text:style-name="T4">LOAD</text:span></text:p>
          </draw:text-box>
        </draw:frame>
        <draw:frame draw:style-name="gr14" draw:text-style-name="P5" draw:layer="layout" svg:width="1.316cm" svg:height="0.569cm" svg:x="6.533cm" svg:y="6.949cm">
          <draw:text-box>
            <text:p><text:span text:style-name="T4">LOAD</text:span></text:p>
          </draw:text-box>
        </draw:frame>
        <draw:frame draw:style-name="gr15" draw:text-style-name="P5" draw:layer="layout" svg:width="1.56cm" svg:height="0.569cm" svg:x="3.29cm" svg:y="8.899cm">
          <draw:text-box>
            <text:p><text:span text:style-name="T4">RESET</text:span></text:p>
          </draw:text-box>
        </draw:frame>
        <draw:frame draw:style-name="gr16" draw:text-style-name="P5" draw:layer="layout" svg:width="1.184cm" svg:height="0.569cm" svg:x="3.641cm" svg:y="9.407cm">
          <draw:text-box>
            <text:p><text:span text:style-name="T4">ADD</text:span></text:p>
          </draw:text-box>
        </draw:frame>
        <draw:connector draw:style-name="gr17" draw:text-style-name="P1" draw:layer="layout" svg:x1="6.706cm" svg:y1="6.69cm" svg:x2="5.132cm" svg:y2="6.682cm" draw:start-shape="id3" draw:start-glue-point="5" draw:end-shape="id1" draw:end-glue-point="4" svg:d="m6706 6690h-787v-8h-787">
          <text:p/>
        </draw:connector>
        <draw:connector draw:style-name="gr17" draw:text-style-name="P1" draw:layer="layout" svg:x1="6.706cm" svg:y1="7.293cm" svg:x2="5.132cm" svg:y2="7.305cm" svg:d="m6706 7293h-787v12h-787">
          <text:p/>
        </draw:connector>
        <draw:line draw:style-name="gr10" draw:text-style-name="P1" draw:layer="layout" svg:x1="5.732cm" svg:y1="9.129cm" svg:x2="4.651cm" svg:y2="9.129cm">
          <text:p/>
        </draw:line>
        <draw:line draw:style-name="gr10" draw:text-style-name="P1" draw:layer="layout" svg:x1="5.686cm" svg:y1="9.7cm" svg:x2="4.697cm" svg:y2="9.7cm">
          <text:p/>
        </draw:line>
        <draw:line draw:style-name="gr18" draw:text-style-name="P1" draw:layer="layout" svg:x1="5.753cm" svg:y1="9.129cm" svg:x2="5.732cm" svg:y2="7.298cm">
          <text:p/>
        </draw:line>
        <draw:frame draw:style-name="gr15" draw:text-style-name="P5" draw:layer="layout" svg:width="1.494cm" svg:height="0.569cm" svg:x="5.187cm" svg:y="6.849cm">
          <draw:text-box>
            <text:p><text:span text:style-name="T4">RESET</text:span></text:p>
          </draw:text-box>
        </draw:frame>
        <draw:frame draw:style-name="gr5" draw:text-style-name="P5" draw:layer="layout" svg:width="1.091cm" svg:height="0.569cm" svg:x="5.452cm" svg:y="6.232cm">
          <draw:text-box>
            <text:p><text:span text:style-name="T4">SH</text:span></text:p>
          </draw:text-box>
        </draw:frame>
        <draw:frame draw:style-name="gr19" draw:text-style-name="P5" draw:layer="layout" svg:width="1.249cm" svg:height="0.671cm" svg:x="4.83cm" svg:y="9.231cm">
          <draw:text-box>
            <text:p><text:span text:style-name="T4">ADD</text:span></text:p>
          </draw:text-box>
        </draw:frame>
        <draw:frame draw:style-name="gr5" draw:text-style-name="P5" draw:layer="layout" svg:width="1.091cm" svg:height="0.569cm" svg:x="8.451cm" svg:y="9.891cm">
          <draw:text-box>
            <text:p><text:span text:style-name="T4">Z</text:span></text:p>
          </draw:text-box>
        </draw:frame>
        <draw:connector draw:style-name="gr20" draw:text-style-name="P1" draw:layer="layout" draw:line-skew="-0.331cm" svg:x1="8.387cm" svg:y1="7.643cm" svg:x2="10.846cm" svg:y2="7.776cm" draw:start-shape="id3" draw:start-glue-point="2" svg:d="m8387 7643v170h2459v-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1T07:29:32</meta:creation-date>
    <dc:date>2012-03-21T12:08:55</dc:date>
    <meta:editing-duration>PT3H7M31S</meta:editing-duration>
    <meta:editing-cycles>26</meta:editing-cycles>
    <meta:generator>LibreOffice/3.5$Linux_x86 LibreOffice_project/350m1$Build-13</meta:generator>
    <meta:document-statistic meta:object-count="36"/>
  </office:meta>
</office:document-meta>
</file>